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34a230"/>
    </style:style>
    <style:style style:name="P2" style:family="paragraph" style:parent-style-name="Heading_20_1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34a230"/>
    </style:style>
    <style:style style:name="P3" style:family="paragraph" style:parent-style-name="Heading_20_1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3eef95"/>
    </style:style>
    <style:style style:name="P4" style:family="paragraph" style:parent-style-name="Heading_20_1">
      <loext:graphic-properties draw:fill="solid" draw:fill-color="#ffd700" draw:fill-image-width="0cm" draw:fill-image-height="0cm"/>
      <style:paragraph-properties fo:text-align="center" style:justify-single-word="false" fo:background-color="#ffd700"/>
      <style:text-properties fo:font-variant="normal" fo:text-transform="none" fo:color="#232323" style:text-line-through-style="none" style:text-line-through-type="none" style:font-name="Open Sans" fo:font-size="22pt" fo:letter-spacing="normal" fo:font-style="normal" style:text-underline-style="none" fo:font-weight="normal" officeooo:rsid="0334a230" officeooo:paragraph-rsid="0334a230" style:text-blinking="false" style:font-name-asian="Noto Sans CJK SC Regular" style:font-size-asian="22pt" style:font-weight-asian="bold" style:font-name-complex="FreeSans" style:font-size-complex="22pt" style:font-weight-complex="bold" loext:padding="0cm" loext:border="none"/>
    </style:style>
    <style:style style:name="P5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26f38"/>
    </style:style>
    <style:style style:name="P6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7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62869"/>
    </style:style>
    <style:style style:name="P8" style:family="paragraph" style:parent-style-name="Heading_20_1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56c7b"/>
    </style:style>
    <style:style style:name="P9" style:family="paragraph" style:parent-style-name="Heading_20_1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5af31"/>
    </style:style>
    <style:style style:name="P10" style:family="paragraph" style:parent-style-name="Heading_20_1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62869"/>
    </style:style>
    <style:style style:name="P11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12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13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14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15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16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17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18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19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20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21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22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23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24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25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26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27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28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29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30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31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56c7b"/>
    </style:style>
    <style:style style:name="P32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62869"/>
    </style:style>
    <style:style style:name="P33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62869"/>
    </style:style>
    <style:style style:name="P34" style:family="paragraph" style:parent-style-name="Heading_20_1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62869"/>
    </style:style>
    <style:style style:name="T1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34a230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2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3789a0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3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3eef95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4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413957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5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45af31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6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38cdcd" style:text-blinking="false" fo:background-color="transparent" loext:char-shading-value="0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 loext:padding="0cm" loext:border="none"/>
    </style:style>
    <style:style style:name="T7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34a230" style:text-blinking="false" fo:background-color="transparent" loext:char-shading-value="0" style:font-size-asian="11pt" style:font-style-asian="italic" style:font-weight-asian="bold" style:font-size-complex="11pt" style:font-style-complex="italic" style:font-weight-complex="bold" loext:padding="0cm" loext:border="none"/>
    </style:style>
    <style:style style:name="T8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45af31" style:text-blinking="false" fo:background-color="transparent" loext:char-shading-value="0" style:font-size-asian="11pt" style:font-style-asian="italic" style:font-weight-asian="bold" style:font-size-complex="11pt" style:font-style-complex="italic" style:font-weight-complex="bold" loext:padding="0cm" loext:border="none"/>
    </style:style>
    <style:style style:name="T9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462869" style:text-blinking="false" fo:background-color="transparent" loext:char-shading-value="0" style:font-size-asian="11pt" style:font-style-asian="italic" style:font-weight-asian="bold" style:font-size-complex="11pt" style:font-style-complex="italic" style:font-weight-complex="bold" loext:padding="0cm" loext:border="none"/>
    </style:style>
    <style:style style:name="T10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34a230" style:text-blinking="false" fo:background-color="transparent" loext:char-shading-value="0" style:font-name-asian="Noto Sans Mono CJK SC" style:font-size-asian="11pt" style:font-style-asian="italic" style:font-weight-asian="bold" style:font-name-complex="Liberation Mono" style:font-size-complex="11pt" style:font-style-complex="italic" style:font-weight-complex="bold" loext:padding="0cm" loext:border="none"/>
    </style:style>
    <style:style style:name="T11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45af31" style:text-blinking="false" fo:background-color="transparent" loext:char-shading-value="0" style:font-name-asian="Noto Sans Mono CJK SC" style:font-size-asian="11pt" style:font-style-asian="italic" style:font-weight-asian="bold" style:font-name-complex="Liberation Mono" style:font-size-complex="11pt" style:font-style-complex="italic" style:font-weight-complex="bold" loext:padding="0cm" loext:border="none"/>
    </style:style>
    <style:style style:name="T12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462869" style:text-blinking="false" fo:background-color="transparent" loext:char-shading-value="0" style:font-name-asian="Noto Sans Mono CJK SC" style:font-size-asian="11pt" style:font-style-asian="italic" style:font-weight-asian="bold" style:font-name-complex="Liberation Mono" style:font-size-complex="11pt" style:font-style-complex="italic" style:font-weight-complex="bold" loext:padding="0cm" loext:border="none"/>
    </style:style>
    <style:style style:name="T13" style:family="text">
      <style:text-properties officeooo:rsid="034628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Source_20_Text"><text:span text:style-name="T7">01</text:span></text:span><text:span text:style-name="Source_20_Text"><text:span text:style-name="T1"> → </text:span></text:span><text:span text:style-name="Source_20_Text"><text:span text:style-name="T2">&lt;p&gt;</text:span></text:span><text:span text:style-name="Source_20_Text"><text:span text:style-name="T1">Onde está a internet física?</text:span></text:span><text:span text:style-name="Source_20_Text"><text:span text:style-name="T2">&lt;/p&gt;</text:span></text:span><text:span text:style-name="Source_20_Text"><text:span text:style-name="T3">&lt;p&gt;.</text:span></text:span><text:span text:style-name="Source_20_Text"><text:span text:style-name="T2">&lt;/p&gt;</text:span></text:span></text:h>
      <text:h text:style-name="P3" text:outline-level="1"><text:span text:style-name="Source_20_Text"><text:span text:style-name="T7">02</text:span></text:span><text:span text:style-name="Source_20_Text"><text:span text:style-name="T1"> →</text:span></text:span><text:span text:style-name="Source_20_Text"><text:span text:style-name="T4"> </text:span></text:span><text:span text:style-name="Source_20_Text"><text:span text:style-name="T2">&lt;p&gt;Você já se perguntou onde as músicas da&lt;/</text:span></text:span><text:span text:style-name="Source_20_Text"><text:span text:style-name="T3">p</text:span></text:span><text:span text:style-name="Source_20_Text"><text:span text:style-name="T2">&gt;</text:span></text:span><text:span text:style-name="Source_20_Text"><text:span text:style-name="T3">&lt;p&gt;</text:span></text:span><text:span text:style-name="Source_20_Text"><text:span text:style-name="T2">playlist do seu aplicativo, são armazenadas?&lt;/p&gt;</text:span></text:span></text:h>
      <text:h text:style-name="P5" text:outline-level="1"><text:span text:style-name="Source_20_Text"><text:span text:style-name="T7">03</text:span></text:span><text:span text:style-name="Source_20_Text"><text:span text:style-name="T1"> → </text:span></text:span><text:span text:style-name="Source_20_Text"><text:span text:style-name="T2">&lt;p&gt;</text:span></text:span><text:span text:style-name="Source_20_Text"><text:span text:style-name="T6">Ou onde suas transações bancárias são processadas</text:span></text:span><text:span text:style-name="Source_20_Text"><text:span text:style-name="T2">&lt;p&gt;</text:span></text:span><text:span text:style-name="Source_20_Text"><text:span text:style-name="T3">&lt;p&gt;.</text:span></text:span><text:span text:style-name="Source_20_Text"><text:span text:style-name="T2">&lt;/p&gt;</text:span></text:span></text:h>
      <text:h text:style-name="P2" text:outline-level="1"><text:span text:style-name="Source_20_Text"><text:span text:style-name="T7">04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05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06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07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08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09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10">10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11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12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13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14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15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16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17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18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19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20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21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22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23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24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25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26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27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28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29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30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31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32 </text:span></text:span><text:span text:style-name="Source_20_Text"><text:span text:style-name="T1">→ Onde está a internet física?</text:span></text:span></text:h>
      <text:h text:style-name="P1" text:outline-level="1"><text:span text:style-name="Source_20_Text"><text:span text:style-name="T7">33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34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35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36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37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38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39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40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42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43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44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45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46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47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48</text:span></text:span><text:span text:style-name="Source_20_Text"><text:span text:style-name="T1"> → Onde está a internet física?</text:span></text:span></text:h>
      <text:h text:style-name="P2" text:outline-level="1"><text:soft-page-break/><text:span text:style-name="Source_20_Text"><text:span text:style-name="T7">49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50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51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52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53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54 </text:span></text:span><text:span text:style-name="Source_20_Text"><text:span text:style-name="T1">→ Onde está a internet física?</text:span></text:span></text:h>
      <text:h text:style-name="P2" text:outline-level="1"><text:span text:style-name="Source_20_Text"><text:span text:style-name="T7">55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56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57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58</text:span></text:span><text:span text:style-name="Source_20_Text"><text:span text:style-name="T1"> → Onde está a internet física?</text:span></text:span></text:h>
      <text:h text:style-name="P2" text:outline-level="1"><text:span text:style-name="Source_20_Text"><text:span text:style-name="T7">59</text:span></text:span><text:span text:style-name="Source_20_Text"><text:span text:style-name="T1"> → Onde está a internet física?</text:span></text:span></text:h>
      <text:h text:style-name="P1" text:outline-level="1"><text:span text:style-name="Source_20_Text"><text:span text:style-name="T7">60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8">6</text:span></text:span><text:span text:style-name="Source_20_Text"><text:span text:style-name="T7">1</text:span></text:span><text:span text:style-name="Source_20_Text"><text:span text:style-name="T1"> → </text:span></text:span><text:span text:style-name="Source_20_Text"><text:span text:style-name="T2">&lt;p&gt;</text:span></text:span><text:span text:style-name="Source_20_Text"><text:span text:style-name="T1">Onde está a internet física?</text:span></text:span><text:span text:style-name="Source_20_Text"><text:span text:style-name="T2">&lt;/p&gt;</text:span></text:span><text:span text:style-name="Source_20_Text"><text:span text:style-name="T3">&lt;p&gt;.</text:span></text:span><text:span text:style-name="Source_20_Text"><text:span text:style-name="T2">&lt;/p&gt;</text:span></text:span></text:h>
      <text:h text:style-name="P8" text:outline-level="1"><text:span text:style-name="Source_20_Text"><text:span text:style-name="T8">6</text:span></text:span><text:span text:style-name="Source_20_Text"><text:span text:style-name="T7">2</text:span></text:span><text:span text:style-name="Source_20_Text"><text:span text:style-name="T1"> →</text:span></text:span><text:span text:style-name="Source_20_Text"><text:span text:style-name="T4"> </text:span></text:span><text:span text:style-name="Source_20_Text"><text:span text:style-name="T2">&lt;p&gt;Você já se perguntou onde as músicas da&lt;/</text:span></text:span><text:span text:style-name="Source_20_Text"><text:span text:style-name="T3">p</text:span></text:span><text:span text:style-name="Source_20_Text"><text:span text:style-name="T2">&gt;</text:span></text:span><text:span text:style-name="Source_20_Text"><text:span text:style-name="T3">&lt;p&gt;</text:span></text:span><text:span text:style-name="Source_20_Text"><text:span text:style-name="T2">playlist do seu aplicativo, são armazenadas?&lt;/p&gt;</text:span></text:span></text:h>
      <text:h text:style-name="P6" text:outline-level="1"><text:span text:style-name="Source_20_Text"><text:span text:style-name="T8">6</text:span></text:span><text:span text:style-name="Source_20_Text"><text:span text:style-name="T7">3</text:span></text:span><text:span text:style-name="Source_20_Text"><text:span text:style-name="T1"> → </text:span></text:span><text:span text:style-name="Source_20_Text"><text:span text:style-name="T2">&lt;p&gt;</text:span></text:span><text:span text:style-name="Source_20_Text"><text:span text:style-name="T6">Ou onde suas transações bancárias são processadas</text:span></text:span><text:span text:style-name="Source_20_Text"><text:span text:style-name="T2">&lt;p&gt;</text:span></text:span><text:span text:style-name="Source_20_Text"><text:span text:style-name="T3">&lt;p&gt;.</text:span></text:span><text:span text:style-name="Source_20_Text"><text:span text:style-name="T2">&lt;/p&gt;</text:span></text:span></text:h>
      <text:h text:style-name="P8" text:outline-level="1"><text:span text:style-name="Source_20_Text"><text:span text:style-name="T8">6</text:span></text:span><text:span text:style-name="Source_20_Text"><text:span text:style-name="T7">4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8">6</text:span></text:span><text:span text:style-name="Source_20_Text"><text:span text:style-name="T7">5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8">6</text:span></text:span><text:span text:style-name="Source_20_Text"><text:span text:style-name="T7">6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8">6</text:span></text:span><text:span text:style-name="Source_20_Text"><text:span text:style-name="T7">7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8">6</text:span></text:span><text:span text:style-name="Source_20_Text"><text:span text:style-name="T7">8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8">6</text:span></text:span><text:span text:style-name="Source_20_Text"><text:span text:style-name="T7">9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11">7</text:span></text:span><text:span text:style-name="Source_20_Text"><text:span text:style-name="T10">0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8">7</text:span></text:span><text:span text:style-name="Source_20_Text"><text:span text:style-name="T7">1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8">7</text:span></text:span><text:span text:style-name="Source_20_Text"><text:span text:style-name="T7">2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8">7</text:span></text:span><text:span text:style-name="Source_20_Text"><text:span text:style-name="T7">3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8">7</text:span></text:span><text:span text:style-name="Source_20_Text"><text:span text:style-name="T7">4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8">7</text:span></text:span><text:span text:style-name="Source_20_Text"><text:span text:style-name="T7">5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8">7</text:span></text:span><text:span text:style-name="Source_20_Text"><text:span text:style-name="T7">6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8">7</text:span></text:span><text:span text:style-name="Source_20_Text"><text:span text:style-name="T7">7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8">7</text:span></text:span><text:span text:style-name="Source_20_Text"><text:span text:style-name="T7">8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8">7</text:span></text:span><text:span text:style-name="Source_20_Text"><text:span text:style-name="T7">9</text:span></text:span><text:span text:style-name="Source_20_Text"><text:span text:style-name="T1"> → Onde está a internet física?</text:span></text:span></text:h>
      <text:h text:style-name="P9" text:outline-level="1"><text:span text:style-name="Source_20_Text"><text:span text:style-name="T8">80</text:span></text:span><text:span text:style-name="Source_20_Text"><text:span text:style-name="T1"> → Onde está a internet física?</text:span></text:span></text:h>
      <text:h text:style-name="P9" text:outline-level="1"><text:span text:style-name="Source_20_Text"><text:span text:style-name="T8">8</text:span></text:span><text:span text:style-name="Source_20_Text"><text:span text:style-name="T7">1</text:span></text:span><text:span text:style-name="Source_20_Text"><text:span text:style-name="T1"> → Onde está a internet física?</text:span></text:span></text:h>
      <text:h text:style-name="P9" text:outline-level="1"><text:span text:style-name="Source_20_Text"><text:span text:style-name="T8">8</text:span></text:span><text:span text:style-name="Source_20_Text"><text:span text:style-name="T7">2</text:span></text:span><text:span text:style-name="Source_20_Text"><text:span text:style-name="T1"> → Onde está a internet física?</text:span></text:span></text:h>
      <text:h text:style-name="P9" text:outline-level="1"><text:span text:style-name="Source_20_Text"><text:span text:style-name="T8">8</text:span></text:span><text:span text:style-name="Source_20_Text"><text:span text:style-name="T7">3</text:span></text:span><text:span text:style-name="Source_20_Text"><text:span text:style-name="T1"> → Onde está a internet física?</text:span></text:span></text:h>
      <text:h text:style-name="P9" text:outline-level="1"><text:span text:style-name="Source_20_Text"><text:span text:style-name="T8">8</text:span></text:span><text:span text:style-name="Source_20_Text"><text:span text:style-name="T7">4</text:span></text:span><text:span text:style-name="Source_20_Text"><text:span text:style-name="T1"> → Onde está a internet física?</text:span></text:span></text:h>
      <text:h text:style-name="P9" text:outline-level="1"><text:span text:style-name="Source_20_Text"><text:span text:style-name="T8">8</text:span></text:span><text:span text:style-name="Source_20_Text"><text:span text:style-name="T7">5</text:span></text:span><text:span text:style-name="Source_20_Text"><text:span text:style-name="T1"> → Onde está a internet física?</text:span></text:span></text:h>
      <text:h text:style-name="P9" text:outline-level="1"><text:span text:style-name="Source_20_Text"><text:span text:style-name="T8">8</text:span></text:span><text:span text:style-name="Source_20_Text"><text:span text:style-name="T7">6</text:span></text:span><text:span text:style-name="Source_20_Text"><text:span text:style-name="T1"> → Onde está a internet física?</text:span></text:span></text:h>
      <text:h text:style-name="P6" text:outline-level="1"><text:soft-page-break/><text:span text:style-name="Source_20_Text"><text:span text:style-name="T9">8</text:span></text:span><text:span text:style-name="Source_20_Text"><text:span text:style-name="T7">7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9">8</text:span></text:span><text:span text:style-name="Source_20_Text"><text:span text:style-name="T7">8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9">8</text:span></text:span><text:span text:style-name="Source_20_Text"><text:span text:style-name="T7">9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9">9</text:span></text:span><text:span text:style-name="Source_20_Text"><text:span text:style-name="T7">0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9">9</text:span></text:span><text:span text:style-name="Source_20_Text"><text:span text:style-name="T7">1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9">9</text:span></text:span><text:span text:style-name="Source_20_Text"><text:span text:style-name="T7">2 </text:span></text:span><text:span text:style-name="Source_20_Text"><text:span text:style-name="T1">→ Onde está a internet física?</text:span></text:span></text:h>
      <text:h text:style-name="P6" text:outline-level="1"><text:span text:style-name="Source_20_Text"><text:span text:style-name="T9">9</text:span></text:span><text:span text:style-name="Source_20_Text"><text:span text:style-name="T7">3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9">9</text:span></text:span><text:span text:style-name="Source_20_Text"><text:span text:style-name="T7">4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9">9</text:span></text:span><text:span text:style-name="Source_20_Text"><text:span text:style-name="T7">5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9">9</text:span></text:span><text:span text:style-name="Source_20_Text"><text:span text:style-name="T7">6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9">9</text:span></text:span><text:span text:style-name="Source_20_Text"><text:span text:style-name="T7">7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9">9</text:span></text:span><text:span text:style-name="Source_20_Text"><text:span text:style-name="T7">8</text:span></text:span><text:span text:style-name="Source_20_Text"><text:span text:style-name="T1"> → Onde está a internet física?</text:span></text:span></text:h>
      <text:h text:style-name="P6" text:outline-level="1"><text:span text:style-name="Source_20_Text"><text:span text:style-name="T9">9</text:span></text:span><text:span text:style-name="Source_20_Text"><text:span text:style-name="T7">9</text:span></text:span><text:span text:style-name="Source_20_Text"><text:span text:style-name="T1"> → Onde está a internet física?</text:span></text:span></text:h>
      <text:h text:style-name="P8" text:outline-level="1"><text:span text:style-name="Source_20_Text"><text:span text:style-name="T12">10</text:span></text:span><text:span text:style-name="Source_20_Text"><text:span text:style-name="T9">1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0</text:span></text:span><text:span text:style-name="Source_20_Text"><text:span text:style-name="T9">2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2">10</text:span></text:span><text:span text:style-name="Source_20_Text"><text:span text:style-name="T9">3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0</text:span></text:span><text:span text:style-name="Source_20_Text"><text:span text:style-name="T9">4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2">10</text:span></text:span><text:span text:style-name="Source_20_Text"><text:span text:style-name="T9">5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0</text:span></text:span><text:span text:style-name="Source_20_Text"><text:span text:style-name="T9">6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2">10</text:span></text:span><text:span text:style-name="Source_20_Text"><text:span text:style-name="T9">7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0</text:span></text:span><text:span text:style-name="Source_20_Text"><text:span text:style-name="T9">8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2">10</text:span></text:span><text:span text:style-name="Source_20_Text"><text:span text:style-name="T9">9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10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2">111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12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2">113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14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2">115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16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17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18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2">119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20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2">10</text:span></text:span><text:span text:style-name="Source_20_Text"><text:span text:style-name="T7">0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0</text:span></text:span><text:span text:style-name="Source_20_Text"><text:span text:style-name="T7">0</text:span></text:span><text:span text:style-name="Source_20_Text"><text:span text:style-name="T1"> → Onde está a internet física?</text:span></text:span></text:h>
      <text:h text:style-name="P7" text:outline-level="1"><text:span text:style-name="Source_20_Text"><text:span text:style-name="T12">10</text:span></text:span><text:span text:style-name="Source_20_Text"><text:span text:style-name="T7">0</text:span></text:span><text:span text:style-name="Source_20_Text"><text:span text:style-name="T1"> → Onde está a internet física?</text:span></text:span></text:h>
      <text:h text:style-name="P10" text:outline-level="1"><text:span text:style-name="Source_20_Text"><text:span text:style-name="T12">10</text:span></text:span><text:span text:style-name="Source_20_Text"><text:span text:style-name="T7">0</text:span></text:span><text:span text:style-name="Source_20_Text"><text:span text:style-name="T1"> → Onde está a internet física?</text:span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loext:graphic-properties draw:fill="solid" draw:fill-color="#ffd700" draw:fill-image-width="0cm" draw:fill-image-height="0cm"/>
      <style:paragraph-properties fo:text-align="center" style:justify-single-word="false" fo:background-color="#ffd700"/>
      <style:text-properties fo:font-variant="normal" fo:text-transform="none" fo:color="#232323" style:text-line-through-style="none" style:text-line-through-type="none" style:font-name="Open Sans" fo:font-size="22pt" fo:letter-spacing="normal" fo:font-style="normal" style:text-underline-style="none" fo:font-weight="normal" officeooo:rsid="0334a230" officeooo:paragraph-rsid="0334a230" style:text-blinking="false" style:font-name-asian="Noto Sans CJK SC Regular" style:font-size-asian="22pt" style:font-weight-asian="bold" style:font-name-complex="FreeSans" style:font-size-complex="22pt" style:font-weight-complex="bold" loext:padding="0cm" loext:border="non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Legenda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1DT19H24M43S</meta:editing-duration>
    <meta:editing-cycles>684</meta:editing-cycles>
    <meta:generator>LibreOffice/6.4.6.2$Linux_X86_64 LibreOffice_project/40$Build-2</meta:generator>
    <dc:date>2021-03-28T22:03:33.254201078</dc:date>
    <meta:document-statistic meta:table-count="0" meta:image-count="0" meta:object-count="0" meta:page-count="3" meta:paragraph-count="123" meta:word-count="875" meta:character-count="4295" meta:non-whitespace-character-count="3543"/>
  </office:meta>
</office:document-meta>
</file>